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102" calcext:value-type="float">
            <text:p>102</text:p>
          </table:table-cell>
          <table:table-cell table:number-columns-repeated="2"/>
          <table:table-cell table:style-name="ce1" office:value-type="float" office:value="105" calcext:value-type="float">
            <text:p>10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[.B2]-[.B12]" office:value-type="float" office:value="95.5714285714286" calcext:value-type="float">
            <text:p>95.5714285714286</text:p>
          </table:table-cell>
          <table:table-cell table:number-columns-repeated="2"/>
          <table:table-cell table:formula="of:=[.E2]-[.E12]" office:value-type="float" office:value="97.4285714285714" calcext:value-type="float">
            <text:p>97.428571428571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table:formula="of:=[.C3]-[.B12]" office:value-type="float" office:value="89.1428571428571" calcext:value-type="float">
            <text:p>89.1428571428571</text:p>
          </table:table-cell>
          <table:table-cell table:number-columns-repeated="2"/>
          <table:table-cell table:formula="of:=[.F3]-[.E12]" office:value-type="float" office:value="89.8571428571429" calcext:value-type="float">
            <text:p>89.85714285714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[.C4]-[.B12]" office:value-type="float" office:value="82.7142857142857" calcext:value-type="float">
            <text:p>82.7142857142857</text:p>
          </table:table-cell>
          <table:table-cell table:number-columns-repeated="2"/>
          <table:table-cell table:formula="of:=[.F4]-[.E12]" office:value-type="float" office:value="82.2857142857143" calcext:value-type="float">
            <text:p>82.285714285714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formula="of:=[.C5]-[.B12]" office:value-type="float" office:value="76.2857142857143" calcext:value-type="float">
            <text:p>76.2857142857143</text:p>
          </table:table-cell>
          <table:table-cell table:number-columns-repeated="2"/>
          <table:table-cell table:formula="of:=[.F5]-[.E12]" office:value-type="float" office:value="74.7142857142857" calcext:value-type="float">
            <text:p>74.71428571428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formula="of:=[.C6]-[.B12]" office:value-type="float" office:value="69.8571428571429" calcext:value-type="float">
            <text:p>69.8571428571429</text:p>
          </table:table-cell>
          <table:table-cell table:number-columns-repeated="2"/>
          <table:table-cell table:formula="of:=[.F6]-[.E12]" office:value-type="float" office:value="67.1428571428572" calcext:value-type="float">
            <text:p>67.142857142857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formula="of:=[.C7]-[.B12]" office:value-type="float" office:value="63.4285714285714" calcext:value-type="float">
            <text:p>63.4285714285714</text:p>
          </table:table-cell>
          <table:table-cell table:number-columns-repeated="2"/>
          <table:table-cell table:formula="of:=[.F7]-[.E12]" office:value-type="float" office:value="59.5714285714286" calcext:value-type="float">
            <text:p>59.571428571428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57" calcext:value-type="float">
            <text:p>57</text:p>
          </table:table-cell>
          <table:table-cell table:number-columns-repeated="2"/>
          <table:table-cell table:style-name="ce1" office:value-type="float" office:value="52" calcext:value-type="float">
            <text:p>52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table:formula="of:=([.B2]-[.B9])/7" office:value-type="float" office:value="6.42857142857143" calcext:value-type="float">
            <text:p>6.42857142857143</text:p>
          </table:table-cell>
          <table:table-cell table:number-columns-repeated="2"/>
          <table:table-cell table:formula="of:=([.E2]-[.E9])/7" office:value-type="float" office:value="7.57142857142857" calcext:value-type="float">
            <text:p>7.5714285714285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3T08:27:39.260215422</meta:creation-date>
    <dc:date>2024-02-18T17:54:48.303057402</dc:date>
    <meta:editing-duration>PT9H25M46S</meta:editing-duration>
    <meta:editing-cycles>3</meta:editing-cycles>
    <meta:generator>LibreOffice/7.3.7.2$Linux_X86_64 LibreOffice_project/30$Build-2</meta:generator>
    <meta:document-statistic meta:table-count="1" meta:cell-count="26" meta:object-count="0"/>
  </office:meta>
</office:document-meta>
</file>